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rizontalAlignment.isFi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rizontalAlignment.validate( final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orizontalAlignment.isGen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rizontalAlignment.is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rizontalAlignment.is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rizontalAlignment.isCenterAcross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rizontalAlignment.isJust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rizontalAlignment.is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rizontalAlignment.HorizontalAlignment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rizontalAlignmen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